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E000001B60DA1FA22B4D4270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opacity="100%" draw:textarea-horizontal-align="justify" draw:textarea-vertical-align="middle" draw:auto-grow-height="false" fo:min-height="0.644cm" fo:min-width="4.394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  <style:paragraph-properties style:writing-mode="lr-tb"/>
    </style:style>
    <style:style style:name="gr4" style:family="graphic" style:parent-style-name="objectwithoutfill">
      <style:graphic-properties svg:stroke-width="0.106cm" svg:stroke-color="#ff0000" draw:marker-start-width="0.359cm" draw:marker-end="線の終点_20_1" draw:marker-end-width="0.459cm" draw:fill="none" draw:textarea-vertical-align="middle" fo:padding-top="0.178cm" fo:padding-bottom="0.178cm" fo:padding-left="0.303cm" fo:padding-right="0.303cm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2.646cm" svg:height="11.588cm" svg:x="7.662cm" svg:y="2.073cm">
          <draw:image xlink:href="Pictures/10000001000001DE000001B60DA1FA22B4D4270F.png" xlink:type="simple" xlink:show="embed" xlink:actuate="onLoad" draw:mime-type="image/png">
            <text:p/>
          </draw:image>
        </draw:frame>
        <draw:custom-shape draw:style-name="gr2" draw:text-style-name="P2" draw:layer="layout" svg:width="5cm" svg:height="1cm" svg:x="12.193cm" svg:y="7.8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cm" svg:x="12.193cm" svg:y="7.8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cm" svg:x="13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cm" svg:height="1.508cm" svg:x="20.5cm" svg:y="7cm">
          <draw:text-box>
            <text:p>既存SSD取り外し</text:p>
          </draw:text-box>
        </draw:frame>
        <draw:frame draw:style-name="gr3" draw:text-style-name="P3" draw:layer="layout" svg:width="6.5cm" svg:height="1.508cm" svg:x="20.5cm" svg:y="10.5cm">
          <draw:text-box>
            <text:p>新規SSD取り付け</text:p>
          </draw:text-box>
        </draw:frame>
        <draw:line draw:style-name="gr4" draw:text-style-name="P4" draw:layer="layout" svg:x1="20.308cm" svg:y1="7.5cm" svg:x2="17.193cm" svg:y2="8.5cm">
          <text:p/>
        </draw:line>
        <draw:line draw:style-name="gr4" draw:text-style-name="P4" draw:layer="layout" svg:x1="20.5cm" svg:y1="11cm" svg:x2="18.5cm" svg:y2="11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1T18:36:51.724140673</meta:creation-date>
    <dc:date>2023-06-11T18:56:18.814448199</dc:date>
    <meta:editing-duration>PT9M17S</meta:editing-duration>
    <meta:editing-cycles>1</meta:editing-cycles>
    <meta:document-statistic meta:object-count="31"/>
    <meta:generator>LibreOffice/7.3.7.2$Linux_X86_64 LibreOffice_project/30$Build-2</meta:generator>
  </office:meta>
</office:document-meta>
</file>